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Textbody" style:family="paragraph">
      <style:paragraph-properties>
        <style:tab-stops>
          <style:tab-stop style:type="left" style:position="2.125in"/>
        </style:tab-stops>
      </style:paragraph-properties>
    </style:style>
    <style:style style:name="T9" style:parent-style-name="DefaultParagraphFont" style:family="text">
      <style:text-properties style:font-name="Verdana" fo:font-size="10pt" style:font-size-asian="10pt" style:font-size-complex="10pt"/>
    </style:style>
    <style:style style:name="T10" style:parent-style-name="DefaultParagraphFont" style:family="text">
      <style:text-properties style:font-name="Verdana" fo:font-size="10pt" style:font-size-asian="10pt" style:font-size-complex="10pt"/>
    </style:style>
    <style:style style:name="T11" style:parent-style-name="DefaultParagraphFont" style:family="text">
      <style:text-properties style:font-name="Verdana" fo:font-size="10pt" style:font-size-asian="10pt" style:font-size-complex="10pt"/>
    </style:style>
    <style:style style:name="TableColumn13" style:family="table-column">
      <style:table-column-properties style:column-width="6.868in" style:use-optimal-column-width="false"/>
    </style:style>
    <style:style style:name="Table12" style:family="table">
      <style:table-properties style:width="6.868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16" style:parent-style-name="TableContents" style:family="paragraph">
      <style:paragraph-properties fo:margin-bottom="0.1965in"/>
    </style:style>
    <style:style style:name="T17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18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19" style:parent-style-name="TableContents" style:family="paragraph">
      <style:paragraph-properties fo:margin-bottom="0.1965in"/>
    </style:style>
    <style:style style:name="T20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1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2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23" style:parent-style-name="TableContents" style:family="paragraph">
      <style:paragraph-properties fo:margin-bottom="0.1965in"/>
    </style:style>
    <style:style style:name="T24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5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26" style:parent-style-name="TableContents" style:family="paragraph">
      <style:paragraph-properties fo:margin-bottom="0.1965in"/>
    </style:style>
    <style:style style:name="T27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28" style:parent-style-name="TableContents" style:family="paragraph">
      <style:paragraph-properties fo:margin-bottom="0.1965in"/>
    </style:style>
    <style:style style:name="T29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138in solid #000000" fo:border-bottom="none" fo:border-right="0.0138in solid #000000" style:writing-mode="lr-tb" fo:padding-top="0in" fo:padding-left="0.0194in" fo:padding-bottom="0.0194in" fo:padding-right="0.0194in"/>
    </style:style>
    <style:style style:name="P32" style:parent-style-name="TableContents" style:family="paragraph">
      <style:paragraph-properties fo:margin-bottom="0.1965in" fo:margin-left="0.25in">
        <style:tab-stops/>
      </style:paragraph-properties>
      <style:text-properties style:font-name="Verdana" fo:font-size="10pt" style:font-size-asian="10pt" style:font-size-complex="10pt"/>
    </style:style>
    <style:style style:name="P33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4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5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6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37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8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9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0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1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2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3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4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5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6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7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8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9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0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1" style:parent-style-name="TableContents" style:family="paragraph">
      <style:paragraph-properties fo:margin-bottom="0.1965in" fo:margin-left="0.5in" fo:text-indent="-0.25in">
        <style:tab-stops/>
      </style:paragraph-properties>
    </style:style>
    <style:style style:name="T52" style:parent-style-name="DefaultParagraphFont" style:family="text">
      <style:text-properties style:font-name="Verdana" fo:font-size="10pt" style:font-size-asian="10pt" style:font-size-complex="10pt"/>
    </style:style>
    <style:style style:name="T53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P54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55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56" style:parent-style-name="TableContents" style:family="paragraph">
      <style:paragraph-properties fo:margin-bottom="0.1965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9" style:parent-style-name="TableContents" style:family="paragraph">
      <style:paragraph-properties fo:margin-bottom="0.1965in" fo:margin-left="0.25in">
        <style:tab-stops/>
      </style:paragraph-properties>
      <style:text-properties style:font-name="Verdana" fo:font-size="10pt" style:font-size-asian="10pt" style:font-size-complex="10pt"/>
    </style:style>
    <style:style style:name="P60" style:parent-style-name="Textbody" style:family="paragraph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4-2015</text:p>
      <text:p text:style-name="P7">Lessons Learned Report</text:p>
      <text:p text:style-name="P8"><text:span text:style-name="T9"><office:annotation><dc:date>2015-02-03T16:20:00</dc:date><text:p text:style-name="Normal">&lt;!--[if gte mso 9]&gt;&lt;xml&gt;</text:p><text:p text:style-name="Normal"><text:s/>&lt;w:WordDocument&gt;</text:p><text:p text:style-name="Normal"><text:s text:c="2"/>&lt;w:View&gt;Normal&lt;/w:View&gt;</text:p><text:p text:style-name="Normal"><text:s text:c="2"/>&lt;w:Zoom&gt;0&lt;/w:Zoom&gt;</text:p><text:p text:style-name="Normal"><text:s text:c="2"/>&lt;w:TrackMoves/&gt;</text:p><text:p text:style-name="Normal"><text:s text:c="2"/>&lt;w:TrackFormatting/&gt;</text:p><text:p text:style-name="Normal"><text:s text:c="2"/>&lt;w:PunctuationKerning/&gt;</text:p><text:p text:style-name="Normal"><text:s text:c="2"/>&lt;w:ValidateAgainstSchemas/&gt;</text:p><text:p text:style-name="Normal"><text:s text:c="2"/>&lt;w:SaveIfXMLInvalid&gt;false&lt;/w:SaveIfXMLInvalid&gt;</text:p><text:p text:style-name="Normal"><text:s text:c="2"/>&lt;w:IgnoreMixedContent&gt;false&lt;/w:IgnoreMixedContent&gt;</text:p><text:p text:style-name="Normal"><text:s text:c="2"/>&lt;w:AlwaysShowPlaceholderText&gt;false&lt;/w:AlwaysShowPlaceholderText&gt;</text:p><text:p text:style-name="Normal"><text:s text:c="2"/>&lt;w:DoNotPromoteQF/&gt;</text:p><text:p text:style-name="Normal"><text:s text:c="2"/>&lt;w:LidThemeOther&gt;EN-US&lt;/w:LidThemeOther&gt;</text:p><text:p text:style-name="Normal"><text:s text:c="2"/>&lt;w:LidThemeAsian&gt;JA&lt;/w:LidThemeAsian&gt;</text:p><text:p text:style-name="Normal"><text:s text:c="2"/>&lt;w:LidThemeComplexScript&gt;X-NONE&lt;/w:LidThemeComplexScript&gt;</text:p><text:p text:style-name="Normal"><text:s text:c="2"/>&lt;w:Compatibility&gt;</text:p><text:p text:style-name="Normal"><text:s text:c="3"/>&lt;w:BreakWrappedTables/&gt;</text:p><text:p text:style-name="Normal"><text:s text:c="3"/>&lt;w:SnapToGridInCell/&gt;</text:p><text:p text:style-name="Normal"><text:s text:c="3"/>&lt;w:WrapTextWithPunct/&gt;</text:p><text:p text:style-name="Normal"><text:s text:c="3"/>&lt;w:UseAsianBreakRules/&gt;</text:p><text:p text:style-name="Normal"><text:s text:c="3"/>&lt;w:DontGrowAutofit/&gt;</text:p><text:p text:style-name="Normal"><text:s text:c="3"/>&lt;w:SplitPgBreakAndParaMark/&gt;</text:p><text:p text:style-name="Normal"><text:s text:c="3"/>&lt;w:EnableOpenTypeKerning/&gt;</text:p><text:p text:style-name="Normal"><text:s text:c="3"/>&lt;w:DontFlipMirrorIndents/&gt;</text:p><text:p text:style-name="Normal"><text:s text:c="3"/>&lt;w:OverrideTableStyleHps/&gt;</text:p><text:p text:style-name="Normal"><text:s text:c="2"/>&lt;/w:Compatibility&gt;</text:p><text:p text:style-name="Normal"><text:s text:c="2"/>&lt;m:mathPr&gt;</text:p><text:p text:style-name="Normal"><text:s text:c="3"/>&lt;m:mathFont m:val="Cambria Math"/&gt;</text:p><text:p text:style-name="Normal"><text:s text:c="3"/>&lt;m:brkBin m:val="before"/&gt;</text:p><text:p text:style-name="Normal"><text:s text:c="3"/>&lt;m:brkBinSub m:val="&amp;#45;-"/&gt;</text:p><text:p text:style-name="Normal"><text:s text:c="3"/>&lt;m:smallFrac m:val="off"/&gt;</text:p><text:p text:style-name="Normal"><text:s text:c="3"/>&lt;m:dispDef/&gt;</text:p><text:p text:style-name="Normal"><text:s text:c="3"/>&lt;m:lMargin m:val="0"/&gt;</text:p><text:p text:style-name="Normal"><text:s text:c="3"/>&lt;m:rMargin m:val="0"/&gt;</text:p><text:p text:style-name="Normal"><text:s text:c="3"/>&lt;m:defJc m:val="centerGroup"/&gt;</text:p><text:p text:style-name="Normal"><text:s text:c="3"/>&lt;m:wrapIndent m:val="1440"/&gt;</text:p><text:p text:style-name="Normal"><text:s text:c="3"/>&lt;m:intLim m:val="subSup"/&gt;</text:p><text:p text:style-name="Normal"><text:s text:c="3"/>&lt;m:naryLim m:val="undOvr"/&gt;</text:p><text:p text:style-name="Normal"><text:s text:c="2"/>&lt;/m:mathPr&gt;&lt;/w:WordDocument&gt;</text:p><text:p text:style-name="Normal">&lt;/xml&gt;&lt;![endif]--&gt;</text:p></office:annotation></text:span><text:span text:style-name="T10"><office:annotation><dc:date>2015-02-03T16:20:00</dc:date><text:p text:style-name="Normal">&lt;!--[if gte mso 9]&gt;&lt;xml&gt;</text:p><text:p text:style-name="Normal"><text:s/>&lt;w:LatentStyles DefLockedState="false" DefUnhideWhenUsed="true"</text:p><text:p text:style-name="Normal"><text:s text:c="2"/>DefSemiHidden="true" DefQFormat="false" DefPriority="99"</text:p><text:p text:style-name="Normal"><text:s text:c="2"/>LatentStyleCount="276"&gt;</text:p><text:p text:style-name="Normal"><text:s text:c="2"/>&lt;w:LsdException<text:s/>Locked="false" Priority="0" SemiHidden="false"</text:p><text:p text:style-name="Normal"><text:s text:c="3"/>UnhideWhenUsed="false" QFormat="true" Name="Normal"/&gt;</text:p><text:p text:style-name="Normal"><text:s text:c="2"/>&lt;w:LsdException Locked="false" Priority="9" SemiHidden="false"</text:p><text:p text:style-name="Normal"><text:s text:c="3"/>UnhideWhenUsed="false" QFormat="true" Name="heading 1"/&gt;</text:p><text:p text:style-name="Normal"><text:s text:c="2"/>&lt;w:LsdException Locked="false" Priority="9" QFormat="true" Name="heading 2"/&gt;</text:p><text:p text:style-name="Normal"><text:s text:c="2"/>&lt;w:LsdException Locked="false" Priority="9" QFormat="true" Name="heading 3"/&gt;</text:p><text:p text:style-name="Normal"><text:s text:c="2"/>&lt;w:LsdException Locked="false" Priority="9" QFormat="true" Name="heading 4"/&gt;</text:p><text:p text:style-name="Normal"><text:s text:c="2"/>&lt;w:LsdException Locked="false" Priority="9" QFormat="true" Name="heading 5"/&gt;</text:p><text:p text:style-name="Normal"><text:s text:c="2"/>&lt;w:LsdException Locked="false" Priority="9" QFormat="true" Name="heading 6"/&gt;</text:p><text:p text:style-name="Normal"><text:s text:c="2"/>&lt;w:LsdException Locked="false" Priority="9" QFormat="true" Name="heading 7"/&gt;</text:p><text:p text:style-name="Normal"><text:s text:c="2"/>&lt;w:LsdException Locked="false" Priority="9" QFormat="true" Name="heading 8"/&gt;</text:p><text:p text:style-name="Normal"><text:s text:c="2"/>&lt;w:LsdException Locked="false" Priority="9" QFormat="true" Name="heading 9"/&gt;</text:p><text:p text:style-name="Normal"><text:s text:c="2"/>&lt;w:LsdException Locked="false" Priority="39" Name="toc 1"/&gt;</text:p><text:p text:style-name="Normal"><text:s text:c="2"/>&lt;w:LsdException Locked="false" Priority="39" Name="toc 2"/&gt;</text:p><text:p text:style-name="Normal"><text:s text:c="2"/>&lt;w:LsdException Locked="false" Priority="39" Name="toc 3"/&gt;</text:p><text:p text:style-name="Normal"><text:s text:c="2"/>&lt;w:LsdException Locked="false" Priority="39" Name="toc 4"/&gt;</text:p><text:p text:style-name="Normal"><text:s text:c="2"/>&lt;w:LsdException Locked="false" Priority="39" Name="toc 5"/&gt;</text:p><text:p text:style-name="Normal"><text:s text:c="2"/>&lt;w:LsdException Locked="false" Priority="39" Name="toc 6"/&gt;</text:p><text:p text:style-name="Normal"><text:s text:c="2"/>&lt;w:LsdException Locked="false" Priority="39" Name="toc 7"/&gt;</text:p><text:p text:style-name="Normal"><text:s text:c="2"/>&lt;w:LsdException Locked="false" Priority="39" Name="toc 8"/&gt;</text:p><text:p text:style-name="Normal"><text:s text:c="2"/>&lt;w:LsdException Locked="false" Priority="39" Name="toc 9"/&gt;</text:p><text:p text:style-name="Normal"><text:s text:c="2"/>&lt;w:LsdException Locked="false" Priority="0" Name="header"/&gt;</text:p><text:p text:style-name="Normal"><text:s text:c="2"/>&lt;w:LsdException Locked="false" Priority="35"<text:s/>QFormat="true" Name="caption"/&gt;</text:p><text:p text:style-name="Normal"><text:s text:c="2"/>&lt;w:LsdException Locked="false" Priority="0" SemiHidden="false"</text:p><text:p text:style-name="Normal"><text:s text:c="3"/>UnhideWhenUsed="false" QFormat="true" Name="Title"/&gt;</text:p><text:p text:style-name="Normal"><text:s text:c="2"/>&lt;w:LsdException Locked="false" Priority="1" Name="Default Paragraph Font"/&gt;</text:p><text:p text:style-name="Normal"><text:s text:c="2"/>&lt;w:LsdException Locked="false" Priority="11" SemiHidden="false"</text:p><text:p text:style-name="Normal"><text:s text:c="3"/>UnhideWhenUsed="false" QFormat="true" Name="Subtitle"/&gt;</text:p><text:p text:style-name="Normal"><text:s text:c="2"/>&lt;w:LsdException Locked="false" Priority="22" SemiHidden="false"</text:p><text:p text:style-name="Normal"><text:s text:c="3"/>UnhideWhenUsed="false" QFormat="true" Name="Strong"/&gt;</text:p><text:p text:style-name="Normal"><text:s text:c="2"/>&lt;w:LsdException Locked="false"<text:s/>Priority="20" SemiHidden="false"</text:p><text:p text:style-name="Normal"><text:s text:c="3"/>UnhideWhenUsed="false" QFormat="true" Name="Emphasis"/&gt;</text:p><text:p text:style-name="Normal"><text:s text:c="2"/>&lt;w:LsdException Locked="false" Priority="59" SemiHidden="false"</text:p><text:p text:style-name="Normal"><text:s text:c="3"/>UnhideWhenUsed="false" Name="Table Grid"/&gt;</text:p><text:p text:style-name="Normal"><text:s text:c="2"/>&lt;w:LsdException Locked="false" UnhideWhenUsed="false" Name="Placeholder Text"/&gt;</text:p><text:p text:style-name="Normal"><text:s text:c="2"/>&lt;w:LsdException Locked="false" Priority="1" SemiHidden="false"</text:p><text:p text:style-name="Normal"><text:s text:c="3"/>UnhideWhenUsed="false" QFormat="true" Name="No Spacing"/&gt;</text:p><text:p text:style-name="Normal"><text:s text:c="2"/>&lt;w:LsdException Locked="false" Priority="60" SemiHidden="false"</text:p><text:p text:style-name="Normal"><text:s text:c="3"/>UnhideWhenUsed="false"<text:s/>Name="Light Shading"/&gt;</text:p><text:p text:style-name="Normal"><text:s text:c="2"/>&lt;w:LsdException Locked="false" Priority="61" SemiHidden="false"</text:p><text:p text:style-name="Normal"><text:s text:c="3"/>UnhideWhenUsed="false" Name="Light List"/&gt;</text:p><text:p text:style-name="Normal"><text:s text:c="2"/>&lt;w:LsdException Locked="false" Priority="62" SemiHidden="false"</text:p><text:p text:style-name="Normal"><text:s text:c="3"/>UnhideWhenUsed="false" Name="Light Grid"/&gt;</text:p><text:p text:style-name="Normal"><text:s text:c="2"/>&lt;w:LsdException Locked="false" Priority="63" SemiHidden="false"</text:p><text:p text:style-name="Normal"><text:s text:c="3"/>UnhideWhenUsed="false" Name="Medium Shading 1"/&gt;</text:p><text:p text:style-name="Normal"><text:s text:c="2"/>&lt;w:LsdException Locked="false" Priority="64" SemiHidden="false"</text:p><text:p text:style-name="Normal"><text:s text:c="3"/>UnhideWhenUsed="false" Name="Medium Shading 2"/&gt;</text:p><text:p text:style-name="Normal"><text:s text:c="2"/>&lt;w:LsdException Locked="false" Priority="65" SemiHidden="false"</text:p><text:p text:style-name="Normal"><text:s text:c="3"/>UnhideWhenUsed="false" Name="Medium List 1"/&gt;</text:p><text:p text:style-name="Normal"><text:s text:c="2"/>&lt;w:LsdException Locked="false" Priority="66" SemiHidden="false"</text:p><text:p text:style-name="Normal"><text:s text:c="3"/>UnhideWhenUsed="false" Name="Medium List 2"/&gt;</text:p><text:p text:style-name="Normal"><text:s text:c="2"/>&lt;w:LsdException Locked="false" Priority="67" SemiHidden="false"</text:p><text:p text:style-name="Normal"><text:s text:c="3"/>UnhideWhenUsed="false" Name="Medium Grid 1"/&gt;</text:p><text:p text:style-name="Normal"><text:s text:c="2"/>&lt;w:LsdException Locked="false" Priority="68" SemiHidden="false"</text:p><text:p text:style-name="Normal"><text:s text:c="3"/>UnhideWhenUsed="false" Name="Medium Grid 2"/&gt;</text:p><text:p text:style-name="Normal"><text:s text:c="2"/>&lt;w:LsdException Locked="false" Priority="69" SemiHidden="false"</text:p><text:p text:style-name="Normal"><text:s text:c="3"/>UnhideWhenUsed="false" Name="Medium Grid 3"/&gt;</text:p><text:p text:style-name="Normal"><text:s text:c="2"/>&lt;w:LsdException Locked="false" Priority="70" SemiHidden="false"</text:p><text:p text:style-name="Normal"><text:s text:c="3"/>UnhideWhenUsed="false" Name="Dark List"/&gt;</text:p><text:p text:style-name="Normal"><text:s text:c="2"/>&lt;w:LsdException Locked="false" Priority="71" SemiHidden="false"</text:p><text:p text:style-name="Normal"><text:s text:c="3"/>UnhideWhenUsed="false" Name="Colorful<text:s/>Shading"/&gt;</text:p><text:p text:style-name="Normal"><text:s text:c="2"/>&lt;w:LsdException Locked="false" Priority="72" SemiHidden="false"</text:p><text:p text:style-name="Normal"><text:s text:c="3"/>UnhideWhenUsed="false" Name="Colorful List"/&gt;</text:p><text:p text:style-name="Normal"><text:s text:c="2"/>&lt;w:LsdException Locked="false" Priority="73" SemiHidden="false"</text:p><text:p text:style-name="Normal"><text:s text:c="3"/>UnhideWhenUsed="false" Name="Colorful Grid"/&gt;</text:p><text:p text:style-name="Normal"><text:s text:c="2"/>&lt;w:LsdException Locked="false" Priority="60" SemiHidden="false"</text:p><text:p text:style-name="Normal"><text:s text:c="3"/>UnhideWhenUsed="false" Name="Light Shading Accent 1"/&gt;</text:p><text:p text:style-name="Normal"><text:s text:c="2"/>&lt;w:LsdException Locked="false" Priority="61" SemiHidden="false"</text:p><text:p text:style-name="Normal"><text:s text:c="3"/>UnhideWhenUsed="false" Name="Light List Accent 1"/&gt;</text:p><text:p text:style-name="Normal"><text:s text:c="2"/>&lt;w:LsdException Locked="false" Priority="62" SemiHidden="false"</text:p><text:p text:style-name="Normal"><text:s text:c="3"/>UnhideWhenUsed="false" Name="Light Grid Accent 1"/&gt;</text:p><text:p text:style-name="Normal"><text:s text:c="2"/>&lt;w:LsdException Locked="false" Priority="63" SemiHidden="false"</text:p><text:p text:style-name="Normal"><text:s text:c="3"/>UnhideWhenUsed="false" Name="Medium Shading 1 Accent 1"/&gt;</text:p><text:p text:style-name="Normal"><text:s text:c="2"/>&lt;w:LsdException Locked="false" Priority="64" SemiHidden="false"</text:p><text:p text:style-name="Normal"><text:s text:c="3"/>UnhideWhenUsed="false" Name="Medium Shading 2 Accent 1"/&gt;</text:p><text:p text:style-name="Normal"><text:s text:c="2"/>&lt;w:LsdException Locked="false" Priority="65" SemiHidden="false"</text:p><text:p text:style-name="Normal"><text:s text:c="3"/>UnhideWhenUsed="false" Name="Medium List 1 Accent 1"/&gt;</text:p><text:p text:style-name="Normal"><text:s text:c="2"/>&lt;w:LsdException Locked="false" UnhideWhenUsed="false" Name="Revision"/&gt;</text:p><text:p text:style-name="Normal"><text:s text:c="2"/>&lt;w:LsdException Locked="false" Priority="34" SemiHidden="false"</text:p><text:p text:style-name="Normal"><text:s text:c="3"/>UnhideWhenUsed="false" QFormat="true" Name="List Paragraph"/&gt;</text:p><text:p text:style-name="Normal"><text:s text:c="2"/>&lt;w:LsdException Locked="false" Priority="29" SemiHidden="false"</text:p><text:p text:style-name="Normal"><text:s text:c="3"/>UnhideWhenUsed="false" QFormat="true" Name="Quote"/&gt;</text:p><text:p text:style-name="Normal"><text:s text:c="2"/>&lt;w:LsdException Locked="false" Priority="30" SemiHidden="false"</text:p><text:p text:style-name="Normal"><text:s text:c="3"/>UnhideWhenUsed="false" QFormat="true" Name="Intense Quote"/&gt;</text:p><text:p text:style-name="Normal"><text:s text:c="2"/>&lt;w:LsdException Locked="false" Priority="66" SemiHidden="false"</text:p><text:p text:style-name="Normal"><text:s text:c="3"/>UnhideWhenUsed="false"<text:s/>Name="Medium List 2 Accent 1"/&gt;</text:p><text:p text:style-name="Normal"><text:s text:c="2"/>&lt;w:LsdException Locked="false" Priority="67" SemiHidden="false"</text:p><text:p text:style-name="Normal"><text:s text:c="3"/>UnhideWhenUsed="false" Name="Medium Grid 1 Accent 1"/&gt;</text:p><text:p text:style-name="Normal"><text:s text:c="2"/>&lt;w:LsdException Locked="false" Priority="68" SemiHidden="false"</text:p><text:p text:style-name="Normal"><text:s text:c="3"/>UnhideWhenUsed="false"<text:s/>Name="Medium Grid 2 Accent 1"/&gt;</text:p><text:p text:style-name="Normal"><text:s text:c="2"/>&lt;w:LsdException Locked="false" Priority="69" SemiHidden="false"</text:p><text:p text:style-name="Normal"><text:s text:c="3"/>UnhideWhenUsed="false" Name="Medium Grid 3 Accent 1"/&gt;</text:p><text:p text:style-name="Normal"><text:s text:c="2"/>&lt;w:LsdException Locked="false" Priority="70" SemiHidden="false"</text:p><text:p text:style-name="Normal"><text:s text:c="3"/>UnhideWhenUsed="false" Name="Dark List Accent 1"/&gt;</text:p><text:p text:style-name="Normal"><text:s text:c="2"/>&lt;w:LsdException Locked="false" Priority="71" SemiHidden="false"</text:p><text:p text:style-name="Normal"><text:s text:c="3"/>UnhideWhenUsed="false" Name="Colorful Shading Accent 1"/&gt;</text:p><text:p text:style-name="Normal"><text:s text:c="2"/>&lt;w:LsdException Locked="false" Priority="72" SemiHidden="false"</text:p><text:p text:style-name="Normal"><text:s text:c="3"/>UnhideWhenUsed="false" Name="Colorful List Accent 1"/&gt;</text:p><text:p text:style-name="Normal"><text:s text:c="2"/>&lt;w:LsdException Locked="false" Priority="73" SemiHidden="false"</text:p><text:p text:style-name="Normal"><text:s text:c="3"/>UnhideWhenUsed="false" Name="Colorful Grid Accent 1"/&gt;</text:p><text:p text:style-name="Normal"><text:s text:c="2"/>&lt;w:LsdException Locked="false" Priority="60" SemiHidden="false"</text:p><text:p text:style-name="Normal"><text:s text:c="3"/>UnhideWhenUsed="false" Name="Light Shading Accent 2"/&gt;</text:p><text:p text:style-name="Normal"><text:s text:c="2"/>&lt;w:LsdException Locked="false" Priority="61" SemiHidden="false"</text:p><text:p text:style-name="Normal"><text:s text:c="3"/>UnhideWhenUsed="false" Name="Light List Accent 2"/&gt;</text:p><text:p text:style-name="Normal"><text:s text:c="2"/>&lt;w:LsdException Locked="false" Priority="62" SemiHidden="false"</text:p><text:p text:style-name="Normal"><text:s text:c="3"/>UnhideWhenUsed="false" Name="Light Grid Accent 2"/&gt;</text:p><text:p text:style-name="Normal"><text:s text:c="2"/>&lt;w:LsdException Locked="false" Priority="63" SemiHidden="false"</text:p><text:p text:style-name="Normal"><text:s text:c="3"/>UnhideWhenUsed="false" Name="Medium Shading 1 Accent 2"/&gt;</text:p><text:p text:style-name="Normal"><text:s text:c="2"/>&lt;w:LsdException Locked="false" Priority="64" SemiHidden="false"</text:p><text:p text:style-name="Normal"><text:s text:c="3"/>UnhideWhenUsed="false" Name="Medium Shading 2 Accent 2"/&gt;</text:p><text:p text:style-name="Normal"><text:s text:c="2"/>&lt;w:LsdException Locked="false" Priority="65" SemiHidden="false"</text:p><text:p text:style-name="Normal"><text:s text:c="3"/>UnhideWhenUsed="false" Name="Medium List 1 Accent 2"/&gt;</text:p><text:p text:style-name="Normal"><text:s text:c="2"/>&lt;w:LsdException Locked="false" Priority="66" SemiHidden="false"</text:p><text:p text:style-name="Normal"><text:s text:c="3"/>UnhideWhenUsed="false" Name="Medium List 2 Accent 2"/&gt;</text:p><text:p text:style-name="Normal"><text:s text:c="2"/>&lt;w:LsdException<text:s/>Locked="false" Priority="67" SemiHidden="false"</text:p><text:p text:style-name="Normal"><text:s text:c="3"/>UnhideWhenUsed="false" Name="Medium Grid 1 Accent 2"/&gt;</text:p><text:p text:style-name="Normal"><text:s text:c="2"/>&lt;w:LsdException Locked="false" Priority="68" SemiHidden="false"</text:p><text:p text:style-name="Normal"><text:s text:c="3"/>UnhideWhenUsed="false" Name="Medium Grid 2 Accent 2"/&gt;</text:p><text:p text:style-name="Normal"><text:s text:c="2"/>&lt;w:LsdException<text:s/>Locked="false" Priority="69" SemiHidden="false"</text:p><text:p text:style-name="Normal"><text:s text:c="3"/>UnhideWhenUsed="false" Name="Medium Grid 3 Accent 2"/&gt;</text:p><text:p text:style-name="Normal"><text:s text:c="2"/>&lt;w:LsdException Locked="false" Priority="70" SemiHidden="false"</text:p><text:p text:style-name="Normal"><text:s text:c="3"/>UnhideWhenUsed="false" Name="Dark List Accent 2"/&gt;</text:p><text:p text:style-name="Normal"><text:s text:c="2"/>&lt;w:LsdException Locked="false" Priority="71" SemiHidden="false"</text:p><text:p text:style-name="Normal"><text:s text:c="3"/>UnhideWhenUsed="false" Name="Colorful Shading Accent 2"/&gt;</text:p><text:p text:style-name="Normal"><text:s text:c="2"/>&lt;w:LsdException Locked="false" Priority="72" SemiHidden="false"</text:p><text:p text:style-name="Normal"><text:s text:c="3"/>UnhideWhenUsed="false" Name="Colorful List Accent 2"/&gt;</text:p><text:p text:style-name="Normal"><text:s text:c="2"/>&lt;w:LsdException Locked="false" Priority="73" SemiHidden="false"</text:p><text:p text:style-name="Normal"><text:s text:c="3"/>UnhideWhenUsed="false" Name="Colorful Grid Accent 2"/&gt;</text:p><text:p text:style-name="Normal"><text:s text:c="2"/>&lt;w:LsdException Locked="false" Priority="60" SemiHidden="false"</text:p><text:p text:style-name="Normal"><text:s text:c="3"/>UnhideWhenUsed="false" Name="Light Shading Accent 3"/&gt;</text:p><text:p text:style-name="Normal"><text:s text:c="2"/>&lt;w:LsdException Locked="false" Priority="61" SemiHidden="false"</text:p><text:p text:style-name="Normal"><text:s text:c="3"/>UnhideWhenUsed="false" Name="Light List Accent 3"/&gt;</text:p><text:p text:style-name="Normal"><text:s text:c="2"/>&lt;w:LsdException Locked="false" Priority="62" SemiHidden="false"</text:p><text:p text:style-name="Normal"><text:s text:c="3"/>UnhideWhenUsed="false" Name="Light Grid Accent 3"/&gt;</text:p><text:p text:style-name="Normal"><text:s text:c="2"/>&lt;w:LsdException Locked="false" Priority="63"<text:s/>SemiHidden="false"</text:p><text:p text:style-name="Normal"><text:s text:c="3"/>UnhideWhenUsed="false" Name="Medium Shading 1 Accent 3"/&gt;</text:p><text:p text:style-name="Normal"><text:s text:c="2"/>&lt;w:LsdException Locked="false" Priority="64" SemiHidden="false"</text:p><text:p text:style-name="Normal"><text:s text:c="3"/>UnhideWhenUsed="false" Name="Medium Shading 2 Accent 3"/&gt;</text:p><text:p text:style-name="Normal"><text:s text:c="2"/>&lt;w:LsdException Locked="false" Priority="65" SemiHidden="false"</text:p><text:p text:style-name="Normal"><text:s text:c="3"/>UnhideWhenUsed="false" Name="Medium List 1 Accent 3"/&gt;</text:p><text:p text:style-name="Normal"><text:s text:c="2"/>&lt;w:LsdException Locked="false" Priority="66" SemiHidden="false"</text:p><text:p text:style-name="Normal"><text:s text:c="3"/>UnhideWhenUsed="false" Name="Medium List 2 Accent 3"/&gt;</text:p><text:p text:style-name="Normal"><text:s text:c="2"/>&lt;w:LsdException Locked="false" Priority="67" SemiHidden="false"</text:p><text:p text:style-name="Normal"><text:s text:c="3"/>UnhideWhenUsed="false" Name="Medium Grid 1 Accent 3"/&gt;</text:p><text:p text:style-name="Normal"><text:s text:c="2"/>&lt;w:LsdException Locked="false" Priority="68" SemiHidden="false"</text:p><text:p text:style-name="Normal"><text:s text:c="3"/>UnhideWhenUsed="false" Name="Medium Grid 2 Accent 3"/&gt;</text:p><text:p text:style-name="Normal"><text:s text:c="2"/>&lt;w:LsdException Locked="false" Priority="69" SemiHidden="false"</text:p><text:p text:style-name="Normal"><text:s text:c="3"/>UnhideWhenUsed="false" Name="Medium Grid 3 Accent 3"/&gt;</text:p><text:p text:style-name="Normal"><text:s text:c="2"/>&lt;w:LsdException Locked="false" Priority="70" SemiHidden="false"</text:p><text:p text:style-name="Normal"><text:s text:c="3"/>UnhideWhenUsed="false" Name="Dark List Accent 3"/&gt;</text:p><text:p text:style-name="Normal"><text:s text:c="2"/>&lt;w:LsdException Locked="false" Priority="71" SemiHidden="false"</text:p><text:p text:style-name="Normal"><text:s text:c="3"/>UnhideWhenUsed="false" Name="Colorful Shading Accent 3"/&gt;</text:p><text:p text:style-name="Normal"><text:s text:c="2"/>&lt;w:LsdException Locked="false" Priority="72" SemiHidden="false"</text:p><text:p text:style-name="Normal"><text:s text:c="3"/>UnhideWhenUsed="false" Name="Colorful List Accent 3"/&gt;</text:p><text:p text:style-name="Normal"><text:s text:c="2"/>&lt;w:LsdException Locked="false" Priority="73" SemiHidden="false"</text:p><text:p text:style-name="Normal"><text:s text:c="3"/>UnhideWhenUsed="false" Name="Colorful Grid Accent 3"/&gt;</text:p><text:p text:style-name="Normal"><text:s text:c="2"/>&lt;w:LsdException Locked="false" Priority="60" SemiHidden="false"</text:p><text:p text:style-name="Normal"><text:s text:c="3"/>UnhideWhenUsed="false" Name="Light Shading Accent 4"/&gt;</text:p><text:p text:style-name="Normal"><text:s text:c="2"/>&lt;w:LsdException Locked="false" Priority="61" SemiHidden="false"</text:p><text:p text:style-name="Normal"><text:s text:c="3"/>UnhideWhenUsed="false" Name="Light List Accent 4"/&gt;</text:p><text:p text:style-name="Normal"><text:s text:c="2"/>&lt;w:LsdException Locked="false" Priority="62" SemiHidden="false"</text:p><text:p text:style-name="Normal"><text:s text:c="3"/>UnhideWhenUsed="false" Name="Light Grid Accent 4"/&gt;</text:p><text:p text:style-name="Normal"><text:s text:c="2"/>&lt;w:LsdException Locked="false" Priority="63" SemiHidden="false"</text:p><text:p text:style-name="Normal"><text:s text:c="3"/>UnhideWhenUsed="false" Name="Medium<text:s/>Shading 1 Accent 4"/&gt;</text:p><text:p text:style-name="Normal"><text:s text:c="2"/>&lt;w:LsdException Locked="false" Priority="64" SemiHidden="false"</text:p><text:p text:style-name="Normal"><text:s text:c="3"/>UnhideWhenUsed="false" Name="Medium Shading 2 Accent 4"/&gt;</text:p><text:p text:style-name="Normal"><text:s text:c="2"/>&lt;w:LsdException Locked="false" Priority="65" SemiHidden="false"</text:p><text:p text:style-name="Normal"><text:s text:c="3"/>UnhideWhenUsed="false" Name="Medium List 1 Accent 4"/&gt;</text:p><text:p text:style-name="Normal"><text:s text:c="2"/>&lt;w:LsdException Locked="false" Priority="66" SemiHidden="false"</text:p><text:p text:style-name="Normal"><text:s text:c="3"/>UnhideWhenUsed="false" Name="Medium List 2 Accent 4"/&gt;</text:p><text:p text:style-name="Normal"><text:s text:c="2"/>&lt;w:LsdException Locked="false" Priority="67" SemiHidden="false"</text:p><text:p text:style-name="Normal"><text:s text:c="3"/>UnhideWhenUsed="false" Name="Medium Grid 1 Accent 4"/&gt;</text:p><text:p text:style-name="Normal"><text:s text:c="2"/>&lt;w:LsdException Locked="false" Priority="68" SemiHidden="false"</text:p><text:p text:style-name="Normal"><text:s text:c="3"/>UnhideWhenUsed="false" Name="Medium Grid 2 Accent 4"/&gt;</text:p><text:p text:style-name="Normal"><text:s text:c="2"/>&lt;w:LsdException Locked="false" Priority="69" SemiHidden="false"</text:p><text:p text:style-name="Normal"><text:s text:c="3"/>UnhideWhenUsed="false" Name="Medium Grid 3 Accent 4"/&gt;</text:p><text:p text:style-name="Normal"><text:s text:c="2"/>&lt;w:LsdException Locked="false" Priority="70" SemiHidden="false"</text:p><text:p text:style-name="Normal"><text:s text:c="3"/>UnhideWhenUsed="false" Name="Dark List Accent 4"/&gt;</text:p><text:p text:style-name="Normal"><text:s text:c="2"/>&lt;w:LsdException Locked="false" Priority="71" SemiHidden="false"</text:p><text:p text:style-name="Normal"><text:s text:c="3"/>UnhideWhenUsed="false" Name="Colorful Shading Accent 4"/&gt;</text:p><text:p text:style-name="Normal"><text:s text:c="2"/>&lt;w:LsdException Locked="false" Priority="72" SemiHidden="false"</text:p><text:p text:style-name="Normal"><text:s text:c="3"/>UnhideWhenUsed="false" Name="Colorful List Accent 4"/&gt;</text:p><text:p text:style-name="Normal"><text:s text:c="2"/>&lt;w:LsdException Locked="false" Priority="73" SemiHidden="false"</text:p><text:p text:style-name="Normal"><text:s text:c="3"/>UnhideWhenUsed="false" Name="Colorful Grid Accent 4"/&gt;</text:p><text:p text:style-name="Normal"><text:s text:c="2"/>&lt;w:LsdException Locked="false" Priority="60" SemiHidden="false"</text:p><text:p text:style-name="Normal"><text:s text:c="3"/>UnhideWhenUsed="false" Name="Light Shading Accent 5"/&gt;</text:p><text:p text:style-name="Normal"><text:s text:c="2"/>&lt;w:LsdException Locked="false" Priority="61" SemiHidden="false"</text:p><text:p text:style-name="Normal"><text:s text:c="3"/>UnhideWhenUsed="false" Name="Light List Accent 5"/&gt;</text:p><text:p text:style-name="Normal"><text:s text:c="2"/>&lt;w:LsdException Locked="false" Priority="62" SemiHidden="false"</text:p><text:p text:style-name="Normal"><text:s text:c="3"/>UnhideWhenUsed="false" Name="Light Grid Accent 5"/&gt;</text:p><text:p text:style-name="Normal"><text:s text:c="2"/>&lt;w:LsdException Locked="false" Priority="63" SemiHidden="false"</text:p><text:p text:style-name="Normal"><text:s text:c="3"/>UnhideWhenUsed="false" Name="Medium Shading 1 Accent 5"/&gt;</text:p><text:p text:style-name="Normal"><text:s text:c="2"/>&lt;w:LsdException Locked="false" Priority="64" SemiHidden="false"</text:p><text:p text:style-name="Normal"><text:s text:c="3"/>UnhideWhenUsed="false" Name="Medium Shading 2 Accent 5"/&gt;</text:p><text:p text:style-name="Normal"><text:s text:c="2"/>&lt;w:LsdException Locked="false" Priority="65" SemiHidden="false"</text:p><text:p text:style-name="Normal"><text:s text:c="3"/>UnhideWhenUsed="false" Name="Medium List 1 Accent 5"/&gt;</text:p><text:p text:style-name="Normal"><text:s text:c="2"/>&lt;w:LsdException Locked="false" Priority="66" SemiHidden="false"</text:p><text:p text:style-name="Normal"><text:s text:c="3"/>UnhideWhenUsed="false" Name="Medium List 2 Accent 5"/&gt;</text:p><text:p text:style-name="Normal"><text:s text:c="2"/>&lt;w:LsdException Locked="false" Priority="67" SemiHidden="false"</text:p><text:p text:style-name="Normal"><text:s text:c="3"/>UnhideWhenUsed="false" Name="Medium Grid 1 Accent 5"/&gt;</text:p><text:p text:style-name="Normal"><text:s text:c="2"/>&lt;w:LsdException Locked="false" Priority="68" SemiHidden="false"</text:p><text:p text:style-name="Normal"><text:s text:c="3"/>UnhideWhenUsed="false" Name="Medium Grid 2 Accent 5"/&gt;</text:p><text:p text:style-name="Normal"><text:s text:c="2"/>&lt;w:LsdException Locked="false" Priority="69" SemiHidden="false"</text:p><text:p text:style-name="Normal"><text:s text:c="3"/>UnhideWhenUsed="false" Name="Medium Grid 3 Accent 5"/&gt;</text:p><text:p text:style-name="Normal"><text:s text:c="2"/>&lt;w:LsdException Locked="false"<text:s/>Priority="70" SemiHidden="false"</text:p><text:p text:style-name="Normal"><text:s text:c="3"/>UnhideWhenUsed="false" Name="Dark List Accent 5"/&gt;</text:p><text:p text:style-name="Normal"><text:s text:c="2"/>&lt;w:LsdException Locked="false" Priority="71" SemiHidden="false"</text:p><text:p text:style-name="Normal"><text:s text:c="3"/>UnhideWhenUsed="false" Name="Colorful Shading Accent 5"/&gt;</text:p><text:p text:style-name="Normal"><text:s text:c="2"/>&lt;w:LsdException Locked="false" Priority="72" SemiHidden="false"</text:p><text:p text:style-name="Normal"><text:s text:c="3"/>UnhideWhenUsed="false" Name="Colorful List Accent 5"/&gt;</text:p><text:p text:style-name="Normal"><text:s text:c="2"/>&lt;w:LsdException Locked="false" Priority="73" SemiHidden="false"</text:p><text:p text:style-name="Normal"><text:s text:c="3"/>UnhideWhenUsed="false" Name="Colorful Grid Accent 5"/&gt;</text:p><text:p text:style-name="Normal"><text:s text:c="2"/>&lt;w:LsdException Locked="false" Priority="60" SemiHidden="false"</text:p><text:p text:style-name="Normal"><text:s text:c="3"/>UnhideWhenUsed="false" Name="Light Shading Accent 6"/&gt;</text:p><text:p text:style-name="Normal"><text:s text:c="2"/>&lt;w:LsdException Locked="false" Priority="61" SemiHidden="false"</text:p><text:p text:style-name="Normal"><text:s text:c="3"/>UnhideWhenUsed="false" Name="Light List Accent 6"/&gt;</text:p><text:p text:style-name="Normal"><text:s text:c="2"/>&lt;w:LsdException Locked="false" Priority="62" SemiHidden="false"</text:p><text:p text:style-name="Normal"><text:s text:c="3"/>UnhideWhenUsed="false" Name="Light Grid Accent 6"/&gt;</text:p><text:p text:style-name="Normal"><text:s text:c="2"/>&lt;w:LsdException Locked="false" Priority="63" SemiHidden="false"</text:p><text:p text:style-name="Normal"><text:s text:c="3"/>UnhideWhenUsed="false" Name="Medium Shading 1 Accent 6"/&gt;</text:p><text:p text:style-name="Normal"><text:s text:c="2"/>&lt;w:LsdException Locked="false" Priority="64" SemiHidden="false"</text:p><text:p text:style-name="Normal"><text:s text:c="3"/>UnhideWhenUsed="false" Name="Medium Shading 2 Accent 6"/&gt;</text:p><text:p text:style-name="Normal"><text:s text:c="2"/>&lt;w:LsdException Locked="false" Priority="65" SemiHidden="false"</text:p><text:p text:style-name="Normal"><text:s text:c="3"/>UnhideWhenUsed="false" Name="Medium List 1 Accent 6"/&gt;</text:p><text:p text:style-name="Normal"><text:s text:c="2"/>&lt;w:LsdException Locked="false" Priority="66" SemiHidden="false"</text:p><text:p text:style-name="Normal"><text:s text:c="3"/>UnhideWhenUsed="false" Name="Medium List 2 Accent 6"/&gt;</text:p><text:p text:style-name="Normal"><text:s text:c="2"/>&lt;w:LsdException Locked="false" Priority="67" SemiHidden="false"</text:p><text:p text:style-name="Normal"><text:s text:c="3"/>UnhideWhenUsed="false" Name="Medium Grid 1 Accent 6"/&gt;</text:p><text:p text:style-name="Normal"><text:s text:c="2"/>&lt;w:LsdException Locked="false" Priority="68" SemiHidden="false"</text:p><text:p text:style-name="Normal"><text:s text:c="3"/>UnhideWhenUsed="false" Name="Medium Grid 2 Accent 6"/&gt;</text:p><text:p text:style-name="Normal"><text:s text:c="2"/>&lt;w:LsdException Locked="false" Priority="69" SemiHidden="false"</text:p><text:p text:style-name="Normal"><text:s text:c="3"/>UnhideWhenUsed="false" Name="Medium Grid 3 Accent 6"/&gt;</text:p><text:p text:style-name="Normal"><text:s text:c="2"/>&lt;w:LsdException Locked="false" Priority="70" SemiHidden="false"</text:p><text:p text:style-name="Normal"><text:s text:c="3"/>UnhideWhenUsed="false" Name="Dark List Accent 6"/&gt;</text:p><text:p text:style-name="Normal"><text:s text:c="2"/>&lt;w:LsdException Locked="false" Priority="71" SemiHidden="false"</text:p><text:p text:style-name="Normal"><text:s text:c="3"/>UnhideWhenUsed="false" Name="Colorful Shading Accent 6"/&gt;</text:p><text:p text:style-name="Normal"><text:s text:c="2"/>&lt;w:LsdException Locked="false" Priority="72" SemiHidden="false"</text:p><text:p text:style-name="Normal"><text:s text:c="3"/>UnhideWhenUsed="false" Name="Colorful List Accent 6"/&gt;</text:p><text:p text:style-name="Normal"><text:s text:c="2"/>&lt;w:LsdException Locked="false" Priority="73" SemiHidden="false"</text:p><text:p text:style-name="Normal"><text:s text:c="3"/>UnhideWhenUsed="false" Name="Colorful Grid Accent 6"/&gt;</text:p><text:p text:style-name="Normal"><text:s text:c="2"/>&lt;w:LsdException Locked="false" Priority="19" SemiHidden="false"</text:p><text:p text:style-name="Normal"><text:s text:c="3"/>UnhideWhenUsed="false" QFormat="true" Name="Subtle Emphasis"/&gt;</text:p><text:p text:style-name="Normal"><text:s text:c="2"/>&lt;w:LsdException Locked="false" Priority="21" SemiHidden="false"</text:p><text:p text:style-name="Normal"><text:s text:c="3"/>UnhideWhenUsed="false" QFormat="true" Name="Intense Emphasis"/&gt;</text:p><text:p text:style-name="Normal"><text:s text:c="2"/>&lt;w:LsdException Locked="false" Priority="31" SemiHidden="false"</text:p><text:p text:style-name="Normal"><text:s text:c="3"/>UnhideWhenUsed="false" QFormat="true" Name="Subtle Reference"/&gt;</text:p><text:p text:style-name="Normal"><text:s text:c="2"/>&lt;w:LsdException Locked="false" Priority="32" SemiHidden="false"</text:p><text:p text:style-name="Normal"><text:s text:c="3"/>UnhideWhenUsed="false" QFormat="true" Name="Intense Reference"/&gt;</text:p><text:p text:style-name="Normal"><text:s text:c="2"/>&lt;w:LsdException Locked="false" Priority="33" SemiHidden="false"</text:p><text:p text:style-name="Normal"><text:s text:c="3"/>UnhideWhenUsed="false" QFormat="true" Name="Book Title"/&gt;</text:p><text:p text:style-name="Normal"><text:s text:c="2"/>&lt;w:LsdException Locked="false" Priority="37" Name="Bibliography"/&gt;</text:p><text:p text:style-name="Normal"><text:s text:c="2"/>&lt;w:LsdException Locked="false" Priority="39" QFormat="true" Name="TOC Heading"/&gt;</text:p><text:p text:style-name="Normal"><text:s/>&lt;/w:LatentStyles&gt;</text:p><text:p text:style-name="Normal">&lt;/xml&gt;&lt;![endif]--&gt;</text:p></office:annotation></text:span><text:span text:style-name="T11"><office:annotation><dc:date>2015-02-03T16:20:00</dc:date><text:p text:style-name="Normal">&lt;!--[if gte mso 10]&gt;</text:p><text:p text:style-name="Normal">&lt;style&gt;</text:p><text:p text:style-name="Normal"><text:s/>/* Style Definitions */</text:p><text:p text:style-name="Normal">table.MsoNormalTable</text:p><text:p text:style-name="Normal"><text:tab/>{mso-style-name:"Table Normal";</text:p><text:p text:style-name="Normal"><text:tab/>mso-tstyle-rowband-size:0;</text:p><text:p text:style-name="Normal"><text:tab/>mso-tstyle-colband-size:0;</text:p><text:p text:style-name="Normal"><text:tab/>mso-style-noshow:yes;</text:p><text:p text:style-name="Normal"><text:tab/>mso-style-priority:99;</text:p><text:p text:style-name="Normal"><text:tab/>mso-style-parent:"";</text:p><text:p text:style-name="Normal"><text:tab/>mso-padding-alt:0cm<text:s/>5.4pt 0cm 5.4pt;</text:p><text:p text:style-name="Normal"><text:tab/>mso-para-margin:0cm;</text:p><text:p text:style-name="Normal"><text:tab/>mso-para-margin-bottom:.0001pt;</text:p><text:p text:style-name="Normal"><text:tab/>mso-pagination:widow-orphan;</text:p><text:p text:style-name="Normal"><text:tab/>font-size:10.0pt;</text:p><text:p text:style-name="Normal"><text:tab/>font-family:"Times New Roman";}</text:p><text:p text:style-name="Normal">&lt;/style&gt;</text:p><text:p text:style-name="Normal">&lt;![endif]--&gt;</text:p></office:annotation></text:span></text:p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epared by:<text:s/></text:span><text:span text:style-name="T18">David Paul A. Relao</text:span></text:p>
            <text:p text:style-name="P19"><text:span text:style-name="T20">Date:<text:s/></text:span><text:span text:style-name="T21">March 20</text:span><text:span text:style-name="T22">, 2015</text:span></text:p>
            <text:p text:style-name="P23"><text:span text:style-name="T24">Project Name:<text:s/></text:span><text:span text:style-name="T25">Retention Scheduler</text:span></text:p>
            <text:p text:style-name="P26"><text:span text:style-name="T27">Client: Purple McShort Short</text:span></text:p>
            <text:p text:style-name="P28"><text:span text:style-name="T29">Sprint Number: 3</text:span></text:p>
          </table:table-cell>
        </table:table-row>
        <table:table-row table:style-name="TableRow30">
          <table:table-cell table:style-name="TableCell31">
            <text:p text:style-name="P32">1. <text:s/>What were the main lessons your team learned in this sprint?</text:p>
            <text:p text:style-name="P33"><text:s text:c="5"/>Android java is way different from a simple Java program. It is more complicated.</text:p>
            <text:p text:style-name="P34"/>
            <text:p text:style-name="P35"/>
            <text:p text:style-name="P36">2. <text:s text:c="2"/>Describe one example of what went right in this sprint.</text:p>
            <text:p text:style-name="P37"><text:s text:c="5"/>Upon trying to make things out in this sprint, things went easier (less hard).</text:p>
            <text:p text:style-name="P38"/>
            <text:p text:style-name="P39"/>
            <text:p text:style-name="P40"/>
            <text:p text:style-name="P41">3. <text:s text:c="3"/>Describe one example of what went wrong in this sprint.</text:p>
            <text:p text:style-name="P42">Android’s complexity.</text:p>
            <text:p text:style-name="P43"/>
            <text:p text:style-name="P44"/>
            <text:p text:style-name="P45"/>
            <text:p text:style-name="P46"/>
            <text:p text:style-name="P47"/>
            <text:p text:style-name="P48"/>
            <text:p text:style-name="P49"/>
            <text:p text:style-name="P50">4. <text:s text:c="3"/>What will you do differently on the next sprint based on your experience working on this current sprint?</text:p>
            <text:p text:style-name="P51"><text:span text:style-name="T52">Take time to study Android APIs for a faster work next time.<text:s/></text:span><text:span text:style-name="T53"></text:span></text:p>
            <text:p text:style-name="P54"/>
            <text:p text:style-name="P55"/>
            <text:p text:style-name="P56"/>
          </table:table-cell>
        </table:table-row>
        <table:table-row table:style-name="TableRow57">
          <table:table-cell table:style-name="TableCell58">
            <text:p text:style-name="P59"/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neil</dc:creator>
    <meta:creation-date>2015-03-20T01:23:00Z</meta:creation-date>
    <dc:date>2015-03-20T01:23:00Z</dc:date>
    <meta:print-date>2006-07-28T14:33:00Z</meta:print-date>
    <meta:template xlink:href="Normal" xlink:type="simple"/>
    <meta:editing-cycles>2</meta:editing-cycles>
    <meta:editing-duration>PT0S</meta:editing-duration>
    <meta:document-statistic meta:page-count="2" meta:paragraph-count="1" meta:word-count="112" meta:character-count="755" meta:row-count="5" meta:non-whitespace-character-count="644"/>
  </office:meta>
</office:document-meta>
</file>